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033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X (euro)</text:p>
          </table:table-cell>
        </table:table-row>
        <table:table-row table:style-name="ro1">
          <table:table-cell table:style-name="ce1"/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Arduino AlaMode pour Raspberry Pi v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NFC Shield </text:p>
          </table:table-cell>
          <table:table-cell office:value-type="string" calcext:value-type="string">
            <text:p>SLD01097P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Bees Shield</text:p>
          </table:table-cell>
          <table:table-cell office:value-type="string" calcext:value-type="string">
            <text:p>INT119B2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lanches de 5mm d'épaisseur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b USB ThePiHut à 7 port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2" office:value-type="string" calcext:value-type="string">
            <text:p>Adaptateur wifi EDUP</text:p>
          </table:table-cell>
          <table:table-cell office:value-type="string" calcext:value-type="string">
            <text:p>EP-N8508G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Caméra HD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cran 4,3 pouc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crophone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ceinte X-mini II Capsule</text:p>
          </table:table-cell>
          <table:table-cell office:value-type="string" calcext:value-type="string">
            <text:p>XAM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Convertisseur de voltage (12V à 5V) CPT</text:p>
          </table:table-cell>
          <table:table-cell office:value-type="string" calcext:value-type="string">
            <text:p>C1205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able USB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ste 1</meta:initial-creator>
    <meta:creation-date>2015-04-27T16:39:49.233232765</meta:creation-date>
    <dc:date>2015-04-27T17:17:42.398058878</dc:date>
    <dc:creator>Poste 1</dc:creator>
    <meta:editing-duration>PT22M40S</meta:editing-duration>
    <meta:editing-cycles>3</meta:editing-cycles>
    <meta:generator>LibreOffice/4.2.7.2$Linux_X86_64 LibreOffice_project/420m0$Build-2</meta:generator>
    <meta:document-statistic meta:table-count="1" meta:cell-count="44" meta:object-count="0"/>
  </office:meta>
</office:document-meta>
</file>